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27" style:family="paragraph" style:parent-style-name="Text_20_body" style:list-style-name="L98">
      <style:text-properties style:font-name="Arial" fo:font-size="13pt" style:font-name-asian="Arimo" style:font-size-asian="13pt" style:font-size-complex="13pt"/>
    </style:style>
    <style:style style:name="P128" style:family="paragraph" style:parent-style-name="Text_20_body">
      <style:text-properties style:font-name="ＭＳ Ｐゴシック" style:font-name-asian="ＭＳ Ｐゴシック"/>
    </style:style>
    <style:style style:name="P129" style:family="paragraph" style:parent-style-name="Text_20_body" style:list-style-name="L9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3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34" style:family="paragraph" style:parent-style-name="Standard" style:list-style-name="L98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7071357109204486379" text:style-name="L1">
              <text:list-item>
                <text:p text:style-name="P17">大邦興業。２人。どちらも日本人。</text:p>
              </text:list-item>
              <text:list-item>
                <text:p text:style-name="P1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7">もう一人は、メガネあり。色付き。上着は、紫色っぽかったか。赤紫。優しそうな人だ。</text:p>
              </text:list-item>
              <text:list-item>
                <text:p text:style-name="P17">どちらも、６０前後か。背は１７０前後。ホースの人の方が、やや高いか。</text:p>
              </text:list-item>
              <text:list-item>
                <text:p text:style-name="P1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1298424078851985845" text:style-name="L2">
              <text:list-item>
                <text:p text:style-name="P18">加崎建設。バイブ２人。</text:p>
              </text:list-item>
              <text:list-item>
                <text:p text:style-name="P1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6411209810188738163" text:style-name="L3">
              <text:list-item>
                <text:p text:style-name="P19">石井電工。前回と同じ人。がたい、良し。あごひげあり。</text:p>
              </text:list-item>
              <text:list-item>
                <text:p text:style-name="P1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5092314579467500694" text:style-name="L4">
              <text:list-item>
                <text:p text:style-name="P20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3942974489773788733" text:style-name="L5">
              <text:list-item>
                <text:p text:style-name="P21">３人。若い人、２人。５０前後か、親方さんらしき人、１人。</text:p>
              </text:list-item>
              <text:list-item>
                <text:p text:style-name="P2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6846991404059370876" text:style-name="L6">
              <text:list-item>
                <text:p text:style-name="P22">小木建設工業。一人。若い人。確か、前回と同じ。</text:p>
              </text:list-item>
              <text:list-item>
                <text:p text:style-name="P2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8710314499587309204" text:style-name="L7">
              <text:list-item>
                <text:p text:style-name="P23">前回と同じ。４０ぐらいの人。そして、３０前か、若い人。</text:p>
              </text:list-item>
              <text:list-item>
                <text:p text:style-name="P2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57401245874093063" text:style-name="L8">
              <text:list-item>
                <text:p text:style-name="P24">鈴木さん。寝坊したとのことで、朝の連絡時、朝礼の挨拶を依頼される。</text:p>
              </text:list-item>
              <text:list-item>
                <text:p text:style-name="P24">「元請の新年会がある」とのことで、２時過ぎには現場を出るとのこと。</text:p>
              </text:list-item>
              <text:list-item>
                <text:p text:style-name="P2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4223962821925013775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2195885340638219392" text:style-name="L10">
              <text:list-item>
                <text:p text:style-name="P26">階段から。柱を何本か入れて、隅のエレベーター区画。</text:p>
              </text:list-item>
              <text:list-item>
                <text:p text:style-name="P26">続けて、柱、壁。部屋と部屋の間の壁、「内壁」と呼ぶのか、は、スラブ下いっぱいまで入れる。</text:p>
              </text:list-item>
              <text:list-item>
                <text:p text:style-name="P2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1908179962180114591" text:style-name="L11">
              <text:list-item>
                <text:p text:style-name="P27">とげ抜き地蔵、再び訪れる。線香を買う。１束１００円、税込。</text:p>
              </text:list-item>
              <text:list-item>
                <text:p text:style-name="P2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6721176853057858781" text:style-name="L12">
              <text:list-item>
                <text:p text:style-name="P2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8">白い建物。壁の表面は、化粧板なのか、凸凹を入れてある。</text:p>
                  </text:list-item>
                  <text:list-item>
                    <text:p text:style-name="P28">表札有り。「滝野川　栗原」、だったか。「河原」だったかも知れない。</text:p>
                  </text:list-item>
                  <text:list-item>
                    <text:p text:style-name="P2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5642247352419496073" text:style-name="L13">
              <text:list-item>
                <text:p text:style-name="P2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2910461841800679229" text:style-name="L14">
              <text:list-item>
                <text:p text:style-name="P3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2629526996892158433" text:style-name="L15">
              <text:list-item>
                <text:p text:style-name="P31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1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4842906277645727488" text:style-name="L16">
              <text:list-item>
                <text:p text:style-name="P32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4308453493160005185" text:style-name="L17">
              <text:list-item>
                <text:p text:style-name="P33">年配の人。白髪あり。コン打ちをよく分かっているように見受けた。</text:p>
              </text:list-item>
              <text:list-item>
                <text:p text:style-name="P33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2346197453644854982" text:style-name="L18">
              <text:list-item>
                <text:p text:style-name="P34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4880560260201485621" text:style-name="L19">
              <text:list-item>
                <text:p text:style-name="P35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2697915891897546830" text:style-name="L20">
              <text:list-item>
                <text:p text:style-name="P36">２名。一人は、鼻の付け根（目尻の傍の）が、凹んでいる。</text:p>
              </text:list-item>
              <text:list-item>
                <text:p text:style-name="P36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4338619298717773044" text:style-name="L21">
              <text:list-item>
                <text:p text:style-name="P37">メガネあり。前歯、上の、が出っ張っている。笑みをいつも作っている。</text:p>
              </text:list-item>
              <text:list-item>
                <text:p text:style-name="P37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4612750100380011990" text:style-name="L22">
              <text:list-item>
                <text:p text:style-name="P38">佐藤工業、古川さん。夕方５時５０分ぐらいか、電話する。</text:p>
              </text:list-item>
              <text:list-item>
                <text:p text:style-name="P38">当日の打設場所。スラブには、スリーブはない。壁のみ。（ｆ１）</text:p>
              </text:list-item>
              <text:list-item>
                <text:p text:style-name="P38">そのため、壁・柱を打ち終われば、本来、設備側としての相番の作業は、完了。（ｆ２）</text:p>
              </text:list-item>
              <text:list-item>
                <text:p text:style-name="P38">ｆ２に根拠を置くと、本来、相番作業は、その日について言えば、残業は発生しない。（ｃ１）</text:p>
              </text:list-item>
              <text:list-item>
                <text:p text:style-name="P38">ｃ１によれば、残業代を支払う義務は、発注側には、発生しない。（ｃ２）</text:p>
              </text:list-item>
              <text:list-item>
                <text:p text:style-name="P38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2601102984455684172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2811760307326842135" text:style-name="L24">
              <text:list-item>
                <text:p text:style-name="P40">柱、壁　=&gt;　パラペット。３区画に分かれている。奥の２区画を先に、この順序で。</text:p>
              </text:list-item>
              <text:list-item>
                <text:p text:style-name="P40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2307197358852891056" text:style-name="L25">
              <text:list-item>
                <text:p text:style-name="P41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4905484392687415393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4688494554612590094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8164665731484575834" text:style-name="L28">
              <text:list-item>
                <text:p text:style-name="P44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5017191596119054680" text:style-name="L29">
              <text:list-item>
                <text:p text:style-name="P45">「FUJITA」。２人。１人は、ベトナムか。</text:p>
              </text:list-item>
              <text:list-item>
                <text:p text:style-name="P45">ベトナム人らしき人。若く見える。顔の輪郭は、細長。</text:p>
                <text:list>
                  <text:list-item>
                    <text:p text:style-name="P45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5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2432940315124719865" text:style-name="L30">
              <text:list-item>
                <text:p text:style-name="P46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6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7846161000512060418" text:style-name="L31">
              <text:list-item>
                <text:p text:style-name="P47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7"><text:soft-page-break/>相番は、気が楽。ボイド設置よりも。それで、相番に結構入っている、ここのところ。</text:p>
              </text:list-item>
              <text:list-item>
                <text:p text:style-name="P47">ボイド付けの仕事には、ベビーサンダーも持参している。現場にないことがあるから。</text:p>
              </text:list-item>
              <text:list-item>
                <text:p text:style-name="P47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071964227883197035" text:style-name="L32">
              <text:list-item>
                <text:p text:style-name="P48">年配の人。結婚指輪を嵌めている。猫背。体格は、上半身ががっちりしている。</text:p>
              </text:list-item>
              <text:list-item>
                <text:p text:style-name="P48">朝、ゲートを開けていた。近寄ると、「どちらさん？」と詰問してくる。</text:p>
              </text:list-item>
              <text:list-item>
                <text:p text:style-name="P48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8032169196507615630" text:style-name="L33">
              <text:list-item>
                <text:p text:style-name="P49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4768490426580187087" text:style-name="L34">
              <text:list-item>
                <text:p text:style-name="P5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682904579668333062" text:style-name="L35">
              <text:list-item>
                <text:p text:style-name="P51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5117691457148564498" text:style-name="L36">
              <text:list-item>
                <text:p text:style-name="P52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4563557763303012553" text:style-name="L37">
              <text:list-item>
                <text:p text:style-name="P53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4973792508601398817" text:style-name="L38">
              <text:list-item>
                <text:p text:style-name="P54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8293166581746185220" text:style-name="L39">
              <text:list-item>
                <text:p text:style-name="P55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3781642861574647282" text:style-name="L40">
              <text:list-item>
                <text:p text:style-name="P56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962001829487722123" text:style-name="L41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5507628337456740748" text:style-name="L42">
              <text:list-item>
                <text:p text:style-name="P58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8456998975565948002" text:style-name="L43">
              <text:list-item>
                <text:p text:style-name="P59">「貢石」（こうせき）。２人。１人はベトナム人。</text:p>
              </text:list-item>
              <text:list-item>
                <text:p text:style-name="P59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1961498107599303127" text:style-name="L44">
              <text:list-item>
                <text:p text:style-name="P60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4416297059366936892" text:style-name="L45">
              <text:list-item>
                <text:p text:style-name="P61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4361948101023406276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8393929344025040452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1997970638217250189" text:style-name="L48">
              <text:list-item>
                <text:p text:style-name="P6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3408051536548891402" text:style-name="L49">
              <text:list-item>
                <text:p text:style-name="P65">前回と同じく、ガタイのいい男性の人。</text:p>
              </text:list-item>
              <text:list-item>
                <text:p text:style-name="P65">副所長の肩書きの人だったか、「村中」さんとかいう人、打設エリアに、</text:p>
              </text:list-item>
              <text:list-item>
                <text:p text:style-name="P65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1543612364037527967" text:style-name="L50">
              <text:list-item>
                <text:p text:style-name="P66">キャリアテックの人が来ている。名前は、思い出せない。年配の人。５０半ばか。目が細い。薄目。</text:p>
              </text:list-item>
              <text:list-item>
                <text:p text:style-name="P66">作業の終了が、予定よりも遅くなる。早ければ１２時すぎの予定。実際は<text:soft-page-break/>４時近く。</text:p>
              </text:list-item>
              <text:list-item>
                <text:p text:style-name="P66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6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6864743144679000757" text:style-name="L51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4060752177808672190" text:style-name="L52">
              <text:list-item>
                <text:p text:style-name="P68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4810381893635754099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8116259423587278454" text:style-name="L54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857474134343080661" text:style-name="L55">
              <text:list-item>
                <text:p text:style-name="P71">ポンプ屋さん。２人。２人は、定員ではないか。３人の時もある。貢石に限らず。</text:p>
                <text:list>
                  <text:list-item>
                    <text:p text:style-name="P71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1">２人は、人員の数として、少ないか。配管の調節の作業のとき、作業に手を貸してもいいかも知れない。</text:p>
                  </text:list-item>
                  <text:list-item>
                    <text:p text:style-name="P71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1215119445459784206" text:style-name="L56">
              <text:list-item>
                <text:p text:style-name="P72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6151970628819486467" text:style-name="L57">
              <text:list-item>
                <text:p text:style-name="P73">３人。親方さんは日本人。顔は、浅黒い。やや、どす黒い気味、あり。腹は出ている。１７２ぐらいか</text:p>
                <text:list>
                  <text:list-item>
                    <text:p text:style-name="P73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5935533168143956792" text:style-name="L58">
              <text:list-item>
                <text:p text:style-name="P74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4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7823052114898716862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3305331672555294704" text:style-name="L60">
              <text:list-item>
                <text:p text:style-name="P76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3600169561897826364" text:style-name="L61">
              <text:list-item>
                <text:p text:style-name="P77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7082697865209281984" text:style-name="L62">
              <text:list-item>
                <text:p text:style-name="P78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6002365271321580944" text:style-name="L63">
              <text:list-item>
                <text:p text:style-name="P79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7676664695535453798" text:style-name="L64">
              <text:list-item>
                <text:p text:style-name="P80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1948672608263102318" text:style-name="L65">
              <text:list-item>
                <text:p text:style-name="P8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869733642674514321" text:style-name="L66">
              <text:list-item>
                <text:p text:style-name="P82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8839775438196647774" text:style-name="L67">
              <text:list-item>
                <text:p text:style-name="P83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5820539860233394203" text:style-name="L68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504987372486145956" text:style-name="L69">
              <text:list-item>
                <text:p text:style-name="P85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1834165683919301931" text:style-name="L70">
              <text:list-item>
                <text:p text:style-name="P86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7251764613581497990" text:style-name="L99">
              <text:list-item>
                <text:p text:style-name="P113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5107770360919133539" text:style-name="L71">
              <text:list-item>
                <text:p text:style-name="P87">親方さん。１７５ぐらい。ガタイがでかい。</text:p>
              </text:list-item>
              <text:list-item>
                <text:p text:style-name="P87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7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7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6258134237133038188" text:style-name="L72">
              <text:list-item>
                <text:p text:style-name="P88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88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4342575019045043214" text:style-name="L73">
              <text:list-item>
                <text:p text:style-name="P89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5935401937661015768" text:style-name="L74">
              <text:list-item>
                <text:p text:style-name="P90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8560412193338288889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5861014176481628155" text:style-name="L76">
              <text:list-item>
                <text:p text:style-name="P92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2881950058743786796" text:style-name="L77">
              <text:list-item>
                <text:p text:style-name="P93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6465836161434177803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4105286339011900863" text:style-name="L79">
              <text:list-item>
                <text:p text:style-name="P95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6026529563389563304" text:style-name="L80">
              <text:list-item>
                <text:p text:style-name="P96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8499070747756260049" text:style-name="L81">
              <text:list-item>
                <text:p text:style-name="P97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7189300541174148058" text:style-name="L82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836947575903988830" text:style-name="L83">
              <text:list-item>
                <text:p text:style-name="P99">上記のとおり、扶桑のうりざねの人に、朝、経路を教えてもらった。</text:p>
                <text:list>
                  <text:list-item>
                    <text:p text:style-name="P99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99">テンガイさんか、５時になった頃、打設現場に来てくれる。残業は、ご自分がされる、とのこと。お礼を伝える。</text:p>
                <text:list>
                  <text:list-item>
                    <text:p text:style-name="P99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@@@</text:p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/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35781564" text:continue-list="list6151970628819486467" text:style-name="L57">
              <text:list-item>
                <text:p text:style-name="P73"/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606071097913300900" text:style-name="L100">
              <text:list-item>
                <text:p text:style-name="P114"/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4953175764869531187" text:style-name="L101">
              <text:list-item>
                <text:p text:style-name="P115"/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4412547746149206846" text:style-name="L102">
              <text:list-item>
                <text:p text:style-name="P116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262233029859709966" text:style-name="L103">
              <text:list-item>
                <text:p text:style-name="P117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682683118456065002" text:style-name="L104">
              <text:list-item>
                <text:p text:style-name="P118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5467751804109823117" text:style-name="L105">
              <text:list-item>
                <text:p text:style-name="P119"/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1225898518998732978" text:style-name="L106">
              <text:list-item>
                <text:p text:style-name="P120"/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1579278508568229759" text:style-name="L107">
              <text:list-item>
                <text:p text:style-name="P12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9"/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1076872253333557775" text:style-name="L108">
              <text:list-item>
                <text:p text:style-name="P122"/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<text:soft-page-break/>りでの出来事、見聞</text:p>
          </table:table-cell>
          <table:table-cell table:style-name="表7.C2" office:value-type="string">
            <text:list xml:id="list8675055062968002066" text:style-name="L109">
              <text:list-item>
                <text:p text:style-name="P123"/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5420931927694594680" text:style-name="L110">
              <text:list-item>
                <text:p text:style-name="P12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5966351103379182423" text:style-name="L111">
              <text:list-item>
                <text:p text:style-name="P125"/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1924517420244582413" text:style-name="L112">
              <text:list-item>
                <text:p text:style-name="P126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/>
      <text:p text:style-name="P13"/>
      <text:p text:style-name="P12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5803199" text:continue-list="list35781564" text:style-name="L57">
              <text:list-item>
                <text:p text:style-name="P7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8648585487801030446" text:style-name="L84">
              <text:list-item>
                <text:p text:style-name="P10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9047214241766255132" text:style-name="L85">
              <text:list-item>
                <text:p text:style-name="P101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2854111913931349073" text:style-name="L86">
              <text:list-item>
                <text:p text:style-name="P102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8760281127428013930" text:style-name="L87">
              <text:list-item>
                <text:p text:style-name="P103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5814668019579519386" text:style-name="L88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3920528919695878506" text:style-name="L89">
              <text:list-item>
                <text:p text:style-name="P10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2305288459857610329" text:style-name="L90">
              <text:list-item>
                <text:p text:style-name="P10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4448072363332119335" text:style-name="L91">
              <text:list-item>
                <text:p text:style-name="P10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893569804573211746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7004456802553728924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4404738380005152500" text:style-name="L94">
              <text:list-item>
                <text:p text:style-name="P11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2096832799145908009" text:style-name="L95">
              <text:list-item>
                <text:p text:style-name="P111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5056227283996276844" text:style-name="L96">
              <text:list-item>
                <text:p text:style-name="P112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1814331537892151960" text:style-name="L97">
        <text:list-item>
          <text:p text:style-name="P129">start apps</text:p>
          <text:list>
            <text:list-item>
              <text:p text:style-name="P129">doc (this)</text:p>
            </text:list-item>
            <text:list-item>
              <text:p text:style-name="P129">folder : C:\WORKS_2\WS\WS_Others.miscs\misc_files</text:p>
            </text:list-item>
            <text:list-item>
              <text:p text:style-name="P129">web page</text:p>
              <text:list>
                <text:list-item>
                  <text:p text:style-name="P129"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8707803813404866274" text:style-name="L98">
        <text:list-item>
          <text:p text:style-name="P127">close</text:p>
          <text:list>
            <text:list-item>
              <text:p text:style-name="P127">image file</text:p>
            </text:list-item>
            <text:list-item>
              <text:p text:style-name="P12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27">folder : C:\WORKS_2\WS\WS_Others.miscs\misc_files</text:p>
            </text:list-item>
            <text:list-item>
              <text:p text:style-name="P127">this</text:p>
            </text:list-item>
          </text:list>
        </text:list-item>
        <text:list-item>
          <text:p text:style-name="P12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5780893" text:continue-numbering="true" text:style-name="L98">
        <text:list-item>
          <text:p text:style-name="P134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2-18T15:57:19.91</dc:date>
    <dc:creator>iwabuchi ken</dc:creator>
    <meta:editing-duration>PT13H8M13S</meta:editing-duration>
    <meta:editing-cycles>86</meta:editing-cycles>
    <meta:generator>OpenOffice/4.1.3$Win32 OpenOffice.org_project/413m1$Build-9783</meta:generator>
    <meta:document-statistic meta:table-count="9" meta:image-count="0" meta:object-count="0" meta:page-count="14" meta:paragraph-count="426" meta:word-count="6876" meta:character-count="8828"/>
  </office:meta>
</office:document-meta>
</file>